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Rows.EP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Rows.getDefaultSizeP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Rows.initialize( final Attribute [ ] attributes , final ElementProcesso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